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00"/>
      <text:p text:style-name="P100"/>
      <text:p text:style-name="P10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00"/>
      <text:p text:style-name="P10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00"/>
      <text:p text:style-name="P100"/>
      <text:p text:style-name="P10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00"/>
      <text:p text:style-name="P10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01"/>
      <text:p text:style-name="P11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0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0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0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0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1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05"/>
      <text:p text:style-name="P105"/>
      <text:p text:style-name="P10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05"/>
      <text:p text:style-name="P105"/>
      <text:p text:style-name="P10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0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0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0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0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1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13"/>
      <text:p text:style-name="P11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1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1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16"/>
      <text:p text:style-name="P11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1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17"/>
      <text:p text:style-name="P11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18"/>
      <text:p text:style-name="P11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1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41"/>
      <text:p text:style-name="P11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2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2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22"/>
      <text:p text:style-name="P12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2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23"/>
      <text:p text:style-name="P123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24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24"/>
      <text:p text:style-name="P124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24">D<text:span text:style-name="T12">imecres<text:tab/>22/11/23</text:span><text:span text:style-name="T24"> </text:span></text:p>
      <text:p text:style-name="P139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24"/>
      <text:p text:style-name="P124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25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42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2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40">01, 04 i 05/12/23</text:p>
      <text:p text:style-name="P78">Període d'exàmens.</text:p>
      <text:p text:style-name="P57"/>
      <text:p text:style-name="P127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28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29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30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31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32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33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34"/>
      <text:p text:style-name="P134">************************************ <text:s text:c="2"/><text:span text:style-name="T34">2024 <text:s text:c="2"/></text:span>************************************</text:p>
      <text:p text:style-name="P134"/>
      <text:p text:style-name="P134"/>
      <text:p text:style-name="P134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35"/>
      <text:p text:style-name="P143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36"/>
      <text:p text:style-name="P136">D<text:span text:style-name="T12">ijous</text:span><text:tab/><text:tab/><text:span text:style-name="T35">11</text:span>/<text:span text:style-name="T33">01</text:span>/2<text:span text:style-name="T33">4</text:span></text:p>
      <text:p text:style-name="P94">Comentem apunts <text:a xlink:type="simple" xlink:href="https://paulinoposada.github.io/web_mec/documents/materiales_1.pdf">Materials 1</text:a> fins 3.2.9 Resistència a la radiació solar</text:p>
      <text:p text:style-name="P92"/>
      <text:p text:style-name="P137">D<text:span text:style-name="T12">illuns<text:tab/>15</text:span>/<text:span text:style-name="T33">01</text:span>/2<text:span text:style-name="T33">4</text:span></text:p>
      <text:p text:style-name="P95"><text:span text:style-name="T36">Acabem de comentar</text:span> apunts <text:a xlink:type="simple" xlink:href="https://paulinoposada.github.io/web_mec/documents/materiales_1.pdf">Materials 1</text:a>.</text:p>
      <text:p text:style-name="P96">Comentem soldadura tova.</text:p>
      <text:p text:style-name="P98">Faig demostració de soldadura tova.</text:p>
      <text:p text:style-name="P93"/>
      <text:p text:style-name="P138">D<text:span text:style-name="T12">imarts</text:span><text:tab/><text:span text:style-name="T35">16</text:span>/<text:span text:style-name="T33">01</text:span>/2<text:span text:style-name="T33">4</text:span></text:p>
      <text:p text:style-name="P97">Comen<text:span text:style-name="T37">c</text:span>em <text:span text:style-name="T37">amb pràctica </text:span>soldadura tova.</text:p>
      <text:p text:style-name="P99"/>
      <text:p text:style-name="P144"/>
      <text:p text:style-name="P147">D<text:span text:style-name="T12">imecres</text:span><text:tab/><text:span text:style-name="T35">17</text:span>/<text:span text:style-name="T33">01</text:span>/2<text:span text:style-name="T33">4</text:span></text:p>
      <text:p text:style-name="P146">Co<text:span text:style-name="T38">ntinuem pràctica </text:span>soldadura tova. <text:span text:style-name="T38">Termina de soldar mig grup.</text:span></text:p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7T22:17:48.183408361</dc:date>
    <meta:editing-duration>PT30M30S</meta:editing-duration>
    <meta:editing-cycles>63</meta:editing-cycles>
    <meta:document-statistic meta:table-count="0" meta:image-count="0" meta:object-count="0" meta:page-count="6" meta:paragraph-count="166" meta:word-count="845" meta:character-count="5788" meta:non-whitespace-character-count="5068"/>
  </office:meta>
</office:document-meta>
</file>